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4" calcext:value-type="float">
            <text:p>104</text:p>
          </table:table-cell>
          <table:table-cell table:style-name="ce7" table:formula="of:=COUNTIF([.B7:.B135];&quot;X&quot;)" office:value-type="float" office:value="82" calcext:value-type="float">
            <text:p>82</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21" calcext:value-type="float">
            <text:p>12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 table:number-rows-repeated="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6">00/00/0000</text:date>, <text:time style:data-style-name="N2" text:time-value="20:42:24.3029576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6T20:43:38.753425783</dc:date>
    <meta:editing-duration>PT8H49M37S</meta:editing-duration>
    <meta:editing-cycles>130</meta:editing-cycles>
    <meta:document-statistic meta:table-count="1" meta:cell-count="604" meta:object-count="0"/>
  </office:meta>
</office:document-meta>
</file>